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.75pt"/>
    </style:style>
    <style:style style:name="P2" style:family="paragraph" style:parent-style-name="Standard">
      <style:text-properties style:font-name="sans-serif" fo:font-size="12.75pt" officeooo:rsid="000af449" officeooo:paragraph-rsid="000af449"/>
    </style:style>
    <style:style style:name="P3" style:family="paragraph" style:parent-style-name="Standard">
      <style:text-properties style:font-name="sans-serif" fo:font-size="12.75pt" officeooo:paragraph-rsid="000ddd3b"/>
    </style:style>
    <style:style style:name="P4" style:family="paragraph" style:parent-style-name="Standard">
      <style:text-properties style:font-name="sans-serif" fo:font-size="12.75pt" fo:font-weight="bold" style:font-weight-asian="bold" style:font-weight-complex="bold"/>
    </style:style>
    <style:style style:name="P5" style:family="paragraph" style:parent-style-name="Standard">
      <style:text-properties style:font-name="sans-serif" fo:font-size="12.75pt" fo:font-weight="bold" officeooo:paragraph-rsid="001c1ec0" style:font-weight-asian="bold" style:font-weight-complex="bold"/>
    </style:style>
    <style:style style:name="P6" style:family="paragraph" style:parent-style-name="Standard">
      <style:text-properties style:font-name="sans-serif" fo:font-size="12.75pt" officeooo:paragraph-rsid="001c1ec0"/>
    </style:style>
    <style:style style:name="P7" style:family="paragraph" style:parent-style-name="Standard">
      <style:text-properties style:font-name="sans-serif" fo:font-size="12.75pt" officeooo:paragraph-rsid="002322a8"/>
    </style:style>
    <style:style style:name="P8" style:family="paragraph" style:parent-style-name="Standard">
      <style:text-properties style:font-name="sans-serif" fo:font-size="12.75pt" officeooo:paragraph-rsid="002c704e"/>
    </style:style>
    <style:style style:name="P9" style:family="paragraph" style:parent-style-name="Standard">
      <style:text-properties style:font-name="sans-serif" fo:font-size="12.75pt" officeooo:paragraph-rsid="0033c47e"/>
    </style:style>
    <style:style style:name="P10" style:family="paragraph" style:parent-style-name="Standard">
      <style:text-properties style:font-name="sans-serif" fo:font-size="12.75pt" officeooo:paragraph-rsid="004b5261"/>
    </style:style>
    <style:style style:name="P11" style:family="paragraph" style:parent-style-name="Standard">
      <style:text-properties style:font-name="sans-serif" fo:font-size="12.75pt" officeooo:paragraph-rsid="004fbf7c"/>
    </style:style>
    <style:style style:name="P12" style:family="paragraph" style:parent-style-name="Standard">
      <style:text-properties style:font-name="sans-serif" fo:font-size="12.75pt" officeooo:paragraph-rsid="005099eb"/>
    </style:style>
    <style:style style:name="P13" style:family="paragraph" style:parent-style-name="Standard">
      <style:text-properties style:font-name="sans-serif" fo:font-size="12.75pt" officeooo:paragraph-rsid="00551bcd"/>
    </style:style>
    <style:style style:name="P14" style:family="paragraph" style:parent-style-name="Standard">
      <style:text-properties style:font-name="sans-serif" fo:font-size="12.75pt" officeooo:rsid="00237142" officeooo:paragraph-rsid="002322a8"/>
    </style:style>
    <style:style style:name="P15" style:family="paragraph" style:parent-style-name="Standard">
      <style:text-properties style:font-name="sans-serif" fo:font-size="12.75pt" officeooo:rsid="00237142" officeooo:paragraph-rsid="0033c47e"/>
    </style:style>
    <style:style style:name="P16" style:family="paragraph" style:parent-style-name="Standard">
      <style:text-properties style:font-name="sans-serif" fo:font-size="12.75pt" officeooo:rsid="00237142" officeooo:paragraph-rsid="004b5261"/>
    </style:style>
    <style:style style:name="P17" style:family="paragraph" style:parent-style-name="Standard">
      <style:text-properties style:font-name="sans-serif" fo:font-size="12.75pt" officeooo:rsid="00237142" officeooo:paragraph-rsid="004fbf7c"/>
    </style:style>
    <style:style style:name="P18" style:family="paragraph" style:parent-style-name="Standard">
      <style:text-properties style:font-name="sans-serif" fo:font-size="12.75pt" officeooo:rsid="00237142" officeooo:paragraph-rsid="00551bcd"/>
    </style:style>
    <style:style style:name="P19" style:family="paragraph" style:parent-style-name="Standard">
      <style:text-properties style:font-name="sans-serif" fo:font-size="12.75pt" fo:font-weight="normal" officeooo:paragraph-rsid="00496c82" style:font-weight-asian="normal" style:font-weight-complex="normal"/>
    </style:style>
    <style:style style:name="P20" style:family="paragraph" style:parent-style-name="Standard">
      <style:text-properties style:font-name="sans-serif" fo:font-size="12.75pt" fo:font-weight="normal" officeooo:paragraph-rsid="004b5261" style:font-weight-asian="normal" style:font-weight-complex="normal"/>
    </style:style>
    <style:style style:name="P21" style:family="paragraph" style:parent-style-name="Standard">
      <style:text-properties style:font-name="sans-serif" fo:font-size="12.75pt" fo:font-weight="normal" officeooo:paragraph-rsid="005099eb" style:font-weight-asian="normal" style:font-weight-complex="normal"/>
    </style:style>
    <style:style style:name="P22" style:family="paragraph" style:parent-style-name="Standard">
      <style:text-properties style:font-name="sans-serif" fo:font-size="12.75pt" officeooo:paragraph-rsid="006fe0f1"/>
    </style:style>
    <style:style style:name="P23" style:family="paragraph" style:parent-style-name="Standard">
      <style:text-properties style:font-name="sans-serif" fo:font-size="12.75pt" officeooo:paragraph-rsid="007b95f3"/>
    </style:style>
    <style:style style:name="P24" style:family="paragraph" style:parent-style-name="Standard">
      <style:text-properties style:font-name="sans-serif" fo:font-size="12.75pt" officeooo:paragraph-rsid="008a6d15"/>
    </style:style>
    <style:style style:name="P25" style:family="paragraph" style:parent-style-name="Standard">
      <style:text-properties style:font-name="sans-serif" fo:font-size="12.75pt" officeooo:paragraph-rsid="008d3235"/>
    </style:style>
    <style:style style:name="P26" style:family="paragraph" style:parent-style-name="Standard">
      <style:text-properties style:font-name="sans-serif" fo:font-size="12.75pt" officeooo:rsid="006fe0f1" officeooo:paragraph-rsid="006fe0f1"/>
    </style:style>
    <style:style style:name="P27" style:family="paragraph" style:parent-style-name="Standard">
      <style:text-properties style:font-name="sans-serif" fo:font-size="12.75pt" officeooo:rsid="0088b052" officeooo:paragraph-rsid="0088b052"/>
    </style:style>
    <style:style style:name="P28" style:family="paragraph" style:parent-style-name="Standard">
      <style:text-properties officeooo:paragraph-rsid="002322a8"/>
    </style:style>
    <style:style style:name="P29" style:family="paragraph" style:parent-style-name="Standard">
      <style:text-properties officeooo:paragraph-rsid="00686a3a"/>
    </style:style>
    <style:style style:name="P30" style:family="paragraph" style:parent-style-name="Standard">
      <style:text-properties officeooo:paragraph-rsid="006fe0f1"/>
    </style:style>
    <style:style style:name="P31" style:family="paragraph" style:parent-style-name="Standard">
      <style:text-properties officeooo:rsid="006fe0f1" officeooo:paragraph-rsid="006fe0f1"/>
    </style:style>
    <style:style style:name="P32" style:family="paragraph" style:parent-style-name="Standard">
      <style:text-properties officeooo:paragraph-rsid="007582b5"/>
    </style:style>
    <style:style style:name="P33" style:family="paragraph" style:parent-style-name="Standard">
      <style:text-properties officeooo:paragraph-rsid="007b95f3"/>
    </style:style>
    <style:style style:name="P34" style:family="paragraph" style:parent-style-name="Standard">
      <style:text-properties officeooo:paragraph-rsid="008010ce"/>
    </style:style>
    <style:style style:name="P35" style:family="paragraph" style:parent-style-name="Standard">
      <style:text-properties officeooo:paragraph-rsid="0088b052"/>
    </style:style>
    <style:style style:name="P36" style:family="paragraph" style:parent-style-name="Standard">
      <style:text-properties officeooo:rsid="0088b052" officeooo:paragraph-rsid="0088b052"/>
    </style:style>
    <style:style style:name="T1" style:family="text">
      <style:text-properties officeooo:rsid="000af4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449" style:font-weight-asian="bold" style:font-weight-complex="bold"/>
    </style:style>
    <style:style style:name="T4" style:family="text">
      <style:text-properties fo:font-weight="bold" officeooo:rsid="001c1ec0" style:font-weight-asian="bold" style:font-weight-complex="bold"/>
    </style:style>
    <style:style style:name="T5" style:family="text">
      <style:text-properties fo:font-weight="bold" officeooo:rsid="00113d4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sans-serif" fo:font-size="12.75pt"/>
    </style:style>
    <style:style style:name="T8" style:family="text">
      <style:text-properties style:font-name="sans-serif" fo:font-size="12.75pt" officeooo:rsid="00237142"/>
    </style:style>
    <style:style style:name="T9" style:family="text">
      <style:text-properties style:font-name="sans-serif" fo:font-size="12.75pt" officeooo:rsid="003e4f1d"/>
    </style:style>
    <style:style style:name="T10" style:family="text">
      <style:text-properties style:font-name="sans-serif" fo:font-size="12.75pt" officeooo:rsid="004c80eb"/>
    </style:style>
    <style:style style:name="T11" style:family="text">
      <style:text-properties style:font-name="sans-serif" fo:font-size="12.75pt" officeooo:rsid="005099eb"/>
    </style:style>
    <style:style style:name="T12" style:family="text">
      <style:text-properties style:font-name="sans-serif" fo:font-size="12.75pt" officeooo:rsid="005691b3"/>
    </style:style>
    <style:style style:name="T13" style:family="text">
      <style:text-properties style:font-name="sans-serif" fo:font-size="12.75pt" officeooo:rsid="00686a3a"/>
    </style:style>
    <style:style style:name="T14" style:family="text">
      <style:text-properties style:font-name="sans-serif" fo:font-size="12.75pt" officeooo:rsid="006fe0f1"/>
    </style:style>
    <style:style style:name="T15" style:family="text">
      <style:text-properties style:font-name="sans-serif" fo:font-size="12.75pt" officeooo:rsid="007582b5"/>
    </style:style>
    <style:style style:name="T16" style:family="text">
      <style:text-properties style:font-name="sans-serif" fo:font-size="12.75pt" officeooo:rsid="007b95f3"/>
    </style:style>
    <style:style style:name="T17" style:family="text">
      <style:text-properties style:font-name="sans-serif" fo:font-size="12.75pt" officeooo:rsid="008010ce"/>
    </style:style>
    <style:style style:name="T18" style:family="text">
      <style:text-properties style:font-name="sans-serif" fo:font-size="12.75pt" officeooo:rsid="0088b052"/>
    </style:style>
    <style:style style:name="T19" style:family="text">
      <style:text-properties officeooo:rsid="000ddd3b"/>
    </style:style>
    <style:style style:name="T20" style:family="text">
      <style:text-properties officeooo:rsid="000fbc29"/>
    </style:style>
    <style:style style:name="T21" style:family="text">
      <style:text-properties officeooo:rsid="00113d4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13d41" style:font-weight-asian="normal" style:font-weight-complex="normal"/>
    </style:style>
    <style:style style:name="T24" style:family="text">
      <style:text-properties fo:font-weight="normal" officeooo:rsid="0027768a" style:font-weight-asian="normal" style:font-weight-complex="normal"/>
    </style:style>
    <style:style style:name="T25" style:family="text">
      <style:text-properties fo:font-weight="normal" officeooo:rsid="002c704e" style:font-weight-asian="normal" style:font-weight-complex="normal"/>
    </style:style>
    <style:style style:name="T26" style:family="text">
      <style:text-properties fo:font-weight="normal" officeooo:rsid="004628c9" style:font-weight-asian="normal" style:font-weight-complex="normal"/>
    </style:style>
    <style:style style:name="T27" style:family="text">
      <style:text-properties fo:font-weight="normal" officeooo:rsid="004b2692" style:font-weight-asian="normal" style:font-weight-complex="normal"/>
    </style:style>
    <style:style style:name="T28" style:family="text">
      <style:text-properties fo:font-weight="normal" officeooo:rsid="004c80eb" style:font-weight-asian="normal" style:font-weight-complex="normal"/>
    </style:style>
    <style:style style:name="T29" style:family="text">
      <style:text-properties fo:font-weight="normal" officeooo:rsid="005099eb" style:font-weight-asian="normal" style:font-weight-complex="normal"/>
    </style:style>
    <style:style style:name="T30" style:family="text">
      <style:text-properties fo:font-weight="normal" officeooo:rsid="00533ce7" style:font-weight-asian="normal" style:font-weight-complex="normal"/>
    </style:style>
    <style:style style:name="T31" style:family="text">
      <style:text-properties fo:font-weight="normal" officeooo:rsid="005ccbd5" style:font-weight-asian="normal" style:font-weight-complex="normal"/>
    </style:style>
    <style:style style:name="T32" style:family="text">
      <style:text-properties fo:font-weight="normal" officeooo:rsid="00686a3a" style:font-weight-asian="normal" style:font-weight-complex="normal"/>
    </style:style>
    <style:style style:name="T33" style:family="text">
      <style:text-properties fo:font-weight="normal" officeooo:rsid="006fe0f1" style:font-weight-asian="normal" style:font-weight-complex="normal"/>
    </style:style>
    <style:style style:name="T34" style:family="text">
      <style:text-properties fo:font-weight="normal" officeooo:rsid="00735ec4" style:font-weight-asian="normal" style:font-weight-complex="normal"/>
    </style:style>
    <style:style style:name="T35" style:family="text">
      <style:text-properties fo:font-weight="normal" officeooo:rsid="007600ee" style:font-weight-asian="normal" style:font-weight-complex="normal"/>
    </style:style>
    <style:style style:name="T36" style:family="text">
      <style:text-properties fo:font-weight="normal" officeooo:rsid="007864cc" style:font-weight-asian="normal" style:font-weight-complex="normal"/>
    </style:style>
    <style:style style:name="T37" style:family="text">
      <style:text-properties fo:font-weight="normal" officeooo:rsid="007b95f3" style:font-weight-asian="normal" style:font-weight-complex="normal"/>
    </style:style>
    <style:style style:name="T38" style:family="text">
      <style:text-properties fo:font-weight="normal" officeooo:rsid="008010ce" style:font-weight-asian="normal" style:font-weight-complex="normal"/>
    </style:style>
    <style:style style:name="T39" style:family="text">
      <style:text-properties fo:font-weight="normal" officeooo:rsid="00838ce9" style:font-weight-asian="normal" style:font-weight-complex="normal"/>
    </style:style>
    <style:style style:name="T40" style:family="text">
      <style:text-properties fo:font-weight="normal" officeooo:rsid="0088b052" style:font-weight-asian="normal" style:font-weight-complex="normal"/>
    </style:style>
    <style:style style:name="T41" style:family="text">
      <style:text-properties fo:font-weight="normal" officeooo:rsid="008a6d15" style:font-weight-asian="normal" style:font-weight-complex="normal"/>
    </style:style>
    <style:style style:name="T42" style:family="text">
      <style:text-properties fo:font-weight="normal" officeooo:rsid="008f650c" style:font-weight-asian="normal" style:font-weight-complex="normal"/>
    </style:style>
    <style:style style:name="T43" style:family="text">
      <style:text-properties fo:font-weight="normal" officeooo:rsid="009edacf" style:font-weight-asian="normal" style:font-weight-complex="normal"/>
    </style:style>
    <style:style style:name="T44" style:family="text">
      <style:text-properties officeooo:rsid="0027768a"/>
    </style:style>
    <style:style style:name="T45" style:family="text">
      <style:text-properties officeooo:rsid="002c704e"/>
    </style:style>
    <style:style style:name="T46" style:family="text">
      <style:text-properties officeooo:rsid="004628c9"/>
    </style:style>
    <style:style style:name="T47" style:family="text">
      <style:text-properties officeooo:rsid="004c80eb"/>
    </style:style>
    <style:style style:name="T48" style:family="text">
      <style:text-properties officeooo:rsid="005099eb"/>
    </style:style>
    <style:style style:name="T49" style:family="text">
      <style:text-properties officeooo:rsid="005ccbd5"/>
    </style:style>
    <style:style style:name="T50" style:family="text">
      <style:text-properties officeooo:rsid="006fe0f1"/>
    </style:style>
    <style:style style:name="T51" style:family="text">
      <style:text-properties officeooo:rsid="007b95f3"/>
    </style:style>
    <style:style style:name="T52" style:family="text">
      <style:text-properties officeooo:rsid="00838ce9"/>
    </style:style>
    <style:style style:name="T53" style:family="text">
      <style:text-properties officeooo:rsid="008a6d15"/>
    </style:style>
    <style:style style:name="T54" style:family="text">
      <style:text-properties officeooo:rsid="008f65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Heuristic Definitions:</text:span><text:line-break/></text:p>
      <text:p text:style-name="P4">Heuristic <text:span text:style-name="T1">1:</text:span></text:p>
      <text:p text:style-name="Standard"><text:span text:style-name="T7"><text:tab/>1. Number/Name </text:span>– <text:span text:style-name="T7">H1/Zeros</text:span></text:p>
      <text:p text:style-name="P1"/>
      <text:p text:style-name="P1"><text:tab/>2. English - If the goal is zero and zero is among the numbers, then <text:tab/><text:tab/> <text:s text:c="3"/>multiply all of the numbers together.</text:p>
      <text:p text:style-name="P1"><text:tab/>3. Pseudocode - If (the goal is zero) and (zero is among the numbers) <text:tab/> <text:s text:c="4"/><text:tab/> <text:s text:c="3"/>then [multiply the numbers together]</text:p>
      <text:p text:style-name="P1"/>
      <text:p text:style-name="P1"><text:tab/>4. Examples:</text:p>
      <text:p text:style-name="P1"><text:span text:style-name="T1"><text:tab/><text:tab/>1. n</text:span>umbers = {5,4,0,8,9} goal = 0 solution = (5*(4*(0*(8*9))))</text:p>
      <text:p text:style-name="P1"><text:tab/><text:tab/><text:span text:style-name="T1">2. n</text:span>umbers = {0,5,3,5,8} goal = 0 solution = (0*(5*(3*(5*8))))</text:p>
      <text:p text:style-name="P1"><text:span text:style-name="T1"><text:tab/><text:tab/>3. n</text:span>umbers = {7,6,7,1,0} goal = 0 solution = (7*(6*(7*(1*0))))</text:p>
      <text:p text:style-name="P1"/>
      <text:p text:style-name="P1"><text:s text:c="2"/><text:span text:style-name="T2">Heuristic </text:span><text:span text:style-name="T3">2</text:span><text:span text:style-name="T2">:</text:span></text:p>
      <text:p text:style-name="Standard"><text:span text:style-name="T7"><text:tab/>1. Number/Name </text:span>– <text:span text:style-name="T7">Zero and Goal</text:span></text:p>
      <text:p text:style-name="Standard"><text:span text:style-name="T7"><text:tab/>2. English </text:span>– <text:span text:style-name="T7">If the goal is nonzero and zero and the goal are among the <text:tab/> <text:s text:c="3"/><text:tab/> <text:s text:c="3"/>numbers, then add the goal to the result of multiply all of the <text:tab/><text:tab/> <text:tab/> <text:s text:c="3"/>remaining numbers together.</text:span></text:p>
      <text:p text:style-name="Standard"><text:span text:style-name="T7"><text:tab/>3. Pseudocode </text:span>– <text:span text:style-name="T7">if(the goal is not zero) and (zero is among the <text:tab/><text:tab/> <text:s text:c="2"/><text:tab/> <text:s text:c="3"/>numbers) and (the goal is among the numbers) then [add the goal to <text:tab/> <text:s text:c="3"/><text:tab/> <text:s text:c="3"/>the product of the remaining numbers together]</text:span></text:p>
      <text:p text:style-name="P1"/>
      <text:p text:style-name="P1"><text:tab/>4. Example<text:span text:style-name="T19">s</text:span>:</text:p>
      <text:p text:style-name="P1"><text:tab/><text:tab/><text:span text:style-name="T19">1. n</text:span>umbers = {7,0,9,2,6} goal = 9 solution = (9+(7*(0*(2*6))))</text:p>
      <text:p text:style-name="P3"><text:tab/><text:tab/><text:span text:style-name="T19">2. n</text:span>umbers = {5,4,3,1,0} goal = 4 solution = (4+(5*(3*(1*0))))</text:p>
      <text:p text:style-name="P3"><text:span text:style-name="T19"><text:tab/><text:tab/>3. n</text:span>umbers = {0,2,3,5,3} goal = 3 solution = (3+(0*(2*(3*5))))</text:p>
      <text:p text:style-name="P3"/>
      <text:p text:style-name="P1"><text:s text:c="3"/><text:span text:style-name="T2">Heuristic 3:</text:span></text:p>
      <text:p text:style-name="Standard"><text:span text:style-name="T7"><text:tab/>1. Number/Name </text:span>– <text:span text:style-name="T7">Zero Goal and Pair</text:span></text:p>
      <text:p text:style-name="Standard"><text:span text:style-name="T7"><text:tab/>2. English </text:span>– <text:span text:style-name="T7">if the goal is zero and a pair exists among the <text:tab/><text:tab/><text:tab/> <text:s text:c="12"/><text:tab/> <text:s text:c="3"/>numbers, then multiply the difference between the pair of the <text:tab/><text:tab/><text:tab/> <text:s text:c="3"/>numbers by all of the remaining numbers.</text:span></text:p>
      <text:p text:style-name="Standard"><text:span text:style-name="T7"><text:tab/>3. Pseudocode </text:span>– <text:span text:style-name="T7">If (the goal is zero) and (a pair exists among the <text:s text:c="6"/><text:tab/> <text:s/><text:tab/> <text:s text:c="3"/>numbers) then [multiply the difference between the pair of numbers <text:tab/> <text:s text:c="2"/><text:tab/> <text:s text:c="3"/>by all of the remaining numbers]</text:span></text:p>
      <text:p text:style-name="P1"/>
      <text:p text:style-name="P1"><text:tab/>4. Example<text:span text:style-name="T20">s:</text:span></text:p>
      <text:p text:style-name="P1"><text:tab/><text:tab/><text:span text:style-name="T20">1. n</text:span>umbers = {4,5,6,4,9} goal = 0 solution = ((44)*(5*(6*9)))</text:p>
      <text:p text:style-name="P1"><text:tab/><text:tab/><text:span text:style-name="T21">2. n</text:span>umbers = {5,0,6,0,7} goal = 0 solution = ((0-0)*(5*(6*7)))</text:p>
      <text:p text:style-name="P1"><text:span text:style-name="T21"><text:tab/><text:tab/>3. n</text:span>umbers = {1,0,1,2,3} goal = 0 solution = ((1-1)*(0*(2*3)))</text:p>
      <text:p text:style-name="P1"/>
      <text:p text:style-name="P1"/>
      <text:p text:style-name="P1"><text:s text:c="4"/><text:span text:style-name="T2">Heuristic 4:</text:span></text:p>
      <text:p text:style-name="P7"><text:soft-page-break/><text:span text:style-name="T2"><text:tab/></text:span><text:span text:style-name="T22">1. Number/Name – </text:span><text:span text:style-name="T32">Same and Goal Same</text:span></text:p>
      <text:p text:style-name="P28"><text:span text:style-name="T7"><text:s text:c="9"/>2. English </text:span>– <text:span text:style-name="T7">if </text:span><text:span text:style-name="T13">all the numbers are the same and the goal is the <text:s text:c="3"/><text:tab/> <text:s text:c="3"/><text:tab/><text:tab/><text:tab/>same then add one of the numbers to the addition of the <text:tab/><text:tab/><text:tab/><text:tab/>difference of the rest.</text:span></text:p>
      <text:p text:style-name="P14"/>
      <text:p text:style-name="P29"><text:span text:style-name="T7"><text:tab/>3. Pseudocode </text:span>– <text:span text:style-name="T8">if </text:span><text:span text:style-name="T13">(all the numbers are the same) and (the goal is <text:tab/><text:tab/> <text:s text:c="3"/><text:tab/><text:tab/>the same) then [add one of the numbers to the addition of the <text:tab/> <text:s text:c="5"/><text:tab/><text:tab/> <text:s text:c="3"/>difference of the rest].</text:span></text:p>
      <text:p text:style-name="P7"/>
      <text:p text:style-name="P7"><text:tab/>4. Example<text:span text:style-name="T20">s:</text:span></text:p>
      <text:p text:style-name="P7"><text:tab/><text:tab/><text:span text:style-name="T20">1. n</text:span>umbers = {4,<text:span text:style-name="T50">4</text:span>,<text:span text:style-name="T50">4</text:span>,<text:span text:style-name="T50">4</text:span>,<text:span text:style-name="T50">4</text:span>} goal = <text:span text:style-name="T50">4</text:span> solution = (<text:span text:style-name="T45">4 + ((4-4) + (4-4))</text:span>)</text:p>
      <text:p text:style-name="P8"><text:tab/><text:tab/><text:span text:style-name="T21">2. n</text:span>umbers = {<text:span text:style-name="T44">3</text:span>,<text:span text:style-name="T50">3,3</text:span>,<text:span text:style-name="T50">3</text:span>,<text:span text:style-name="T50">3</text:span>} goal = <text:span text:style-name="T50">3</text:span> solution = (<text:span text:style-name="T50">3 +((3-3) + (3-3))</text:span>)</text:p>
      <text:p text:style-name="P8"><text:span text:style-name="T5"><text:tab/><text:tab/></text:span><text:span text:style-name="T23">3. n</text:span><text:span text:style-name="T22">umbers = {</text:span><text:span text:style-name="T33">7</text:span><text:span text:style-name="T22">,</text:span><text:span text:style-name="T33">7</text:span><text:span text:style-name="T22">,</text:span><text:span text:style-name="T33">7</text:span><text:span text:style-name="T22">,</text:span><text:span text:style-name="T33">7</text:span><text:span text:style-name="T22">,</text:span><text:span text:style-name="T33">7</text:span><text:span text:style-name="T22">} goal = </text:span><text:span text:style-name="T33">7</text:span><text:span text:style-name="T22"> solution = (</text:span><text:span text:style-name="T33">7</text:span><text:span text:style-name="T25"> </text:span><text:span text:style-name="T43">+</text:span><text:span text:style-name="T25"> ((</text:span><text:span text:style-name="T33">7-7</text:span><text:span text:style-name="T25">) + (</text:span><text:span text:style-name="T33">7-7</text:span><text:span text:style-name="T25">))</text:span><text:span text:style-name="T22">)</text:span></text:p>
      <text:p text:style-name="P4"><text:tab/></text:p>
      <text:p text:style-name="P6"><text:span text:style-name="T2"><text:s text:c="3"/>Heuristic </text:span><text:span text:style-name="T4">5</text:span><text:span text:style-name="T2">:</text:span></text:p>
      <text:p text:style-name="P5"/>
      <text:p text:style-name="P9"><text:span text:style-name="T2"><text:tab/></text:span><text:span text:style-name="T22">1. Number/Name – </text:span><text:span text:style-name="T34">Same and Goal One</text:span></text:p>
      <text:p text:style-name="P30"><text:span text:style-name="T7"><text:s text:c="9"/>2. English </text:span>– <text:span text:style-name="T14">if all the numbers are the same and the goal is one then</text:span></text:p>
      <text:p text:style-name="P26"><text:tab/><text:tab/>divide two of the numbers and add it to the difference and</text:p>
      <text:p text:style-name="P26"><text:tab/><text:tab/>multiplication of the rest of the numbers</text:p>
      <text:p text:style-name="P15"/>
      <text:p text:style-name="P30"><text:span text:style-name="T7"><text:tab/>3. Pseudocode </text:span>– <text:s/><text:span text:style-name="T14">if (all the numbers are the same) and (the goal is one) <text:tab/><text:tab/><text:tab/>then [divide two of the numbers and add it to the difference and</text:span></text:p>
      <text:p text:style-name="P31"><text:span text:style-name="T9"><text:tab/><text:tab/>multiplication of the rest of the numbers</text:span><text:span text:style-name="T7">].</text:span></text:p>
      <text:p text:style-name="P9"/>
      <text:p text:style-name="P9"><text:tab/>4. Example<text:span text:style-name="T20">s:</text:span></text:p>
      <text:p text:style-name="P9"><text:tab/><text:tab/><text:span text:style-name="T20">1. n</text:span>umbers = {<text:span text:style-name="T50">2</text:span>,<text:span text:style-name="T50">2</text:span>,<text:span text:style-name="T50">2</text:span>,<text:span text:style-name="T50">2</text:span>,<text:span text:style-name="T50">2</text:span>} goal = <text:span text:style-name="T50">1</text:span> solution = (<text:span text:style-name="T50">(2/2) +(((2-2) * 2))</text:span>)</text:p>
      <text:p text:style-name="P22"><text:tab/><text:tab/><text:span text:style-name="T21">2. n</text:span>umbers = {<text:span text:style-name="T50">3</text:span>,<text:span text:style-name="T50">3</text:span>,<text:span text:style-name="T50">3</text:span>,<text:span text:style-name="T50">3</text:span>,<text:span text:style-name="T50">3</text:span>} goal = <text:span text:style-name="T50">1</text:span> solution = (<text:span text:style-name="T50">(3/3)+ (((3-3) * 3))</text:span>)</text:p>
      <text:p text:style-name="P22"><text:span text:style-name="T5"><text:tab/><text:tab/></text:span><text:span text:style-name="T23">3. n</text:span><text:span text:style-name="T22">umbers = {</text:span><text:span text:style-name="T33">5</text:span><text:span text:style-name="T22">,</text:span><text:span text:style-name="T33">5</text:span><text:span text:style-name="T22">,</text:span><text:span text:style-name="T27">5</text:span><text:span text:style-name="T22">,</text:span><text:span text:style-name="T33">5</text:span><text:span text:style-name="T22">,</text:span><text:span text:style-name="T33">5</text:span><text:span text:style-name="T22">} goal = </text:span><text:span text:style-name="T24">1</text:span><text:span text:style-name="T22"> solution = (</text:span><text:span text:style-name="T33">(5/5)</text:span><text:span text:style-name="T26">+ (((</text:span><text:span text:style-name="T27">5</text:span><text:span text:style-name="T26">-</text:span><text:span text:style-name="T27">5</text:span><text:span text:style-name="T26">) * </text:span><text:span text:style-name="T33">5</text:span><text:span text:style-name="T26">))</text:span><text:span text:style-name="T22">)</text:span></text:p>
      <text:p text:style-name="P19"/>
      <text:p text:style-name="P6"><text:span text:style-name="T2"><text:s text:c="3"/>Heuristic </text:span><text:span text:style-name="T4">6</text:span><text:span text:style-name="T2">:</text:span></text:p>
      <text:p text:style-name="P10"><text:span text:style-name="T2"><text:tab/></text:span><text:span text:style-name="T22">1. Number/Name – </text:span><text:span text:style-name="T35">Pair, </text:span><text:span text:style-name="T36">T</text:span><text:span text:style-name="T35">hree make zero</text:span><text:span text:style-name="T28"> and </text:span><text:span text:style-name="T35">Goal One</text:span></text:p>
      <text:p text:style-name="P32"><text:span text:style-name="T7"><text:s text:c="9"/>2. English </text:span>– <text:span text:style-name="T15">If the goal is one and three of the numbers make zero and <text:tab/><text:tab/><text:tab/>there exists a pair then divide the pair and add the result of the <text:tab/><text:tab/><text:tab/>rest of the numbers.</text:span></text:p>
      <text:p text:style-name="P16"/>
      <text:p text:style-name="P33"><text:span text:style-name="T7"><text:tab/>3. Pseudocode </text:span>– <text:span text:style-name="T15">If </text:span><text:span text:style-name="T16">(</text:span><text:span text:style-name="T15">the goal is one</text:span><text:span text:style-name="T16">)</text:span><text:span text:style-name="T15"> and </text:span><text:span text:style-name="T16">(</text:span><text:span text:style-name="T15">three of the numbers make <text:tab/><text:tab/><text:tab/>zero</text:span><text:span text:style-name="T16">)</text:span><text:span text:style-name="T15"> and </text:span><text:span text:style-name="T16">(</text:span><text:span text:style-name="T15">there exists a pair</text:span><text:span text:style-name="T16">)</text:span><text:span text:style-name="T15"> then </text:span><text:span text:style-name="T16">[</text:span><text:span text:style-name="T15">divide the pair and add the <text:tab/><text:tab/><text:tab/>result of the rest </text:span><text:span text:style-name="T10">of the numbers</text:span><text:span text:style-name="T16">].</text:span></text:p>
      <text:p text:style-name="P10"/>
      <text:p text:style-name="P10"><text:tab/>4. Example<text:span text:style-name="T20">s:</text:span></text:p>
      <text:p text:style-name="P23"><text:tab/><text:tab/><text:span text:style-name="T20">1. n</text:span>umbers = {4,<text:span text:style-name="T46">4</text:span>,<text:span text:style-name="T51">5</text:span>,<text:span text:style-name="T51">3</text:span>,<text:span text:style-name="T51">2</text:span>} goal = <text:span text:style-name="T51">1</text:span> solution = (<text:span text:style-name="T50">(4/4)+(((3+2) - 2))</text:span>)</text:p>
      <text:p text:style-name="P23"><text:tab/><text:tab/><text:span text:style-name="T21">2. n</text:span>umbers = {<text:span text:style-name="T47">6</text:span>,<text:span text:style-name="T51">4</text:span>,<text:span text:style-name="T51">2</text:span>,<text:span text:style-name="T51">7</text:span>,<text:span text:style-name="T51">7</text:span>} goal = <text:span text:style-name="T51">1</text:span> solution = (<text:span text:style-name="T50">(7/7)+(((4+2) - 6))</text:span>)</text:p>
      <text:p text:style-name="P23"><text:span text:style-name="T5"><text:tab/><text:tab/></text:span><text:span text:style-name="T23">3. n</text:span><text:span text:style-name="T22">umbers = {</text:span><text:span text:style-name="T37">2</text:span><text:span text:style-name="T22">,</text:span><text:span text:style-name="T37">5</text:span><text:span text:style-name="T22">,</text:span><text:span text:style-name="T37">7</text:span><text:span text:style-name="T22">,</text:span><text:span text:style-name="T28">8</text:span><text:span text:style-name="T22">,</text:span><text:span text:style-name="T27">8</text:span><text:span text:style-name="T22">} goal = </text:span><text:span text:style-name="T37">1</text:span><text:span text:style-name="T28"> </text:span><text:span text:style-name="T22">solution = (</text:span><text:span text:style-name="T33">(</text:span><text:span text:style-name="T37">8</text:span><text:span text:style-name="T33">/</text:span><text:span text:style-name="T37">8</text:span><text:span text:style-name="T33">)+(((</text:span><text:span text:style-name="T37">2+5</text:span><text:span text:style-name="T33">) - </text:span><text:span text:style-name="T37">7</text:span><text:span text:style-name="T33">))</text:span><text:span text:style-name="T22">)</text:span></text:p>
      <text:p text:style-name="P20"/>
      <text:p text:style-name="P6"><text:soft-page-break/><text:span text:style-name="T2"><text:s text:c="3"/>Heuristic </text:span><text:span text:style-name="T4">7</text:span><text:span text:style-name="T2">:</text:span></text:p>
      <text:p text:style-name="P11"><text:span text:style-name="T2"><text:tab/></text:span><text:span text:style-name="T22">1. Number/Name – </text:span><text:span text:style-name="T38">Pair</text:span><text:span text:style-name="T29"> and <text:s/></text:span><text:span text:style-name="T38">Rest Goal</text:span></text:p>
      <text:p text:style-name="P34"><text:span text:style-name="T7"><text:s text:c="9"/>2. English </text:span>– <text:span text:style-name="T17">If two of the numbers form a pair and the rest of the <text:tab/> <text:s/><text:tab/> <text:tab/> <text:s text:c="6"/>numbers make the goal then divide the pair and multiply it by the <text:tab/> <text:s/><text:tab/> <text:s text:c="6"/>result of the other three numbers</text:span></text:p>
      <text:p text:style-name="P17"/>
      <text:p text:style-name="P34"><text:span text:style-name="T7"><text:tab/>3. Pseudocode </text:span>– <text:span text:style-name="T10"><text:s/></text:span><text:span text:style-name="T17">If (two of the numbers form a pair) and (the rest of the <text:tab/> <text:s text:c="6"/>numbers make the goal) then [divide the pair and multiply it by the <text:tab/> <text:s text:c="6"/>result </text:span><text:span text:style-name="T11">of the other three numbers</text:span><text:span text:style-name="T17">].</text:span></text:p>
      <text:p text:style-name="P11"/>
      <text:p text:style-name="P11"><text:tab/>4. Example<text:span text:style-name="T20">s:</text:span></text:p>
      <text:p text:style-name="P11"><text:tab/><text:tab/><text:span text:style-name="T20">1. n</text:span>umbers = {<text:span text:style-name="T52">2</text:span>,<text:span text:style-name="T48">5</text:span>,<text:span text:style-name="T48">3</text:span>,<text:span text:style-name="T47">4</text:span>,<text:span text:style-name="T52">4</text:span>} goal = <text:span text:style-name="T52">6</text:span> solution = (<text:span text:style-name="T48">(4 /4) * ((2-3) +5)</text:span>)</text:p>
      <text:p text:style-name="P12"><text:tab/><text:tab/><text:span text:style-name="T21">2. n</text:span>umbers = {<text:span text:style-name="T48">1</text:span>,<text:span text:style-name="T52">1</text:span>,<text:span text:style-name="T52">7</text:span>,<text:span text:style-name="T52">2</text:span>,<text:span text:style-name="T52">2</text:span>} goal = <text:span text:style-name="T52">7</text:span> solution = (<text:span text:style-name="T52">1 /1) * ((7-2) +2)</text:span>)</text:p>
      <text:p text:style-name="P12"><text:span text:style-name="T5"><text:tab/><text:tab/></text:span><text:span text:style-name="T23">3. n</text:span><text:span text:style-name="T22">umbers = {</text:span><text:span text:style-name="T30">3</text:span><text:span text:style-name="T22">,</text:span><text:span text:style-name="T30">4</text:span><text:span text:style-name="T22">,</text:span><text:span text:style-name="T30">2</text:span><text:span text:style-name="T22">,</text:span><text:span text:style-name="T30">2</text:span><text:span text:style-name="T22">,</text:span><text:span text:style-name="T30">6</text:span><text:span text:style-name="T22">} goal = </text:span><text:span text:style-name="T29">5</text:span><text:span text:style-name="T28"> </text:span><text:span text:style-name="T22">solution = (</text:span><text:span text:style-name="T29">(</text:span><text:span text:style-name="T39">2/</text:span><text:span text:style-name="T29">2) * ((</text:span><text:span text:style-name="T39">6-4</text:span><text:span text:style-name="T29">)</text:span><text:span text:style-name="T39">+3</text:span><text:span text:style-name="T29">)</text:span><text:span text:style-name="T22">)</text:span></text:p>
      <text:p text:style-name="P21"/>
      <text:p text:style-name="P6"><text:span text:style-name="T2"><text:s text:c="3"/>Heuristic </text:span><text:span text:style-name="T4">8</text:span><text:span text:style-name="T2">:</text:span></text:p>
      <text:p text:style-name="P13"><text:span text:style-name="T2"><text:tab/></text:span><text:span text:style-name="T22">1. Number/Name – </text:span><text:span text:style-name="T40">Pair and Goal</text:span></text:p>
      <text:p text:style-name="P35"><text:span text:style-name="T7"><text:s text:c="9"/>2. English </text:span>– <text:span text:style-name="T18">If there exists a pair within the numbers and the goal then <text:tab/> <text:s/><text:tab/> <text:s text:c="6"/>add the goal to the product of the difference of the pair</text:span></text:p>
      <text:p text:style-name="P27"><text:tab/> <text:s text:c="6"/>and the addition of the rest</text:p>
      <text:p text:style-name="P18"/>
      <text:p text:style-name="P35"><text:span text:style-name="T7"><text:tab/>3. Pseudocode </text:span>– <text:span text:style-name="T10"><text:s/></text:span><text:span text:style-name="T18">If (there exists a pair within the numbers and the goal) <text:tab/> <text:s text:c="6"/>then [add the goal to the product of the difference of the pair</text:span></text:p>
      <text:p text:style-name="P36"><text:span text:style-name="T12"><text:tab/> <text:s text:c="6"/>and the addition of the rest</text:span><text:span text:style-name="T7">].</text:span></text:p>
      <text:p text:style-name="P13"/>
      <text:p text:style-name="P13"><text:tab/>4. Example<text:span text:style-name="T20">s:</text:span></text:p>
      <text:p text:style-name="P24"><text:tab/><text:tab/><text:span text:style-name="T20">1. n</text:span>umbers = {<text:span text:style-name="T53">3</text:span>,<text:span text:style-name="T53">3</text:span>,<text:span text:style-name="T49">5</text:span>,<text:span text:style-name="T47">4</text:span>,<text:span text:style-name="T48">7</text:span>} goal = <text:span text:style-name="T53">5</text:span> solution = (<text:span text:style-name="T53">5 + ((3-3) * (4+7))</text:span>)</text:p>
      <text:p text:style-name="P25"><text:tab/><text:tab/><text:span text:style-name="T21">2. n</text:span>umbers = {<text:span text:style-name="T54">6</text:span>,<text:span text:style-name="T49">6</text:span>,<text:span text:style-name="T54">2</text:span>,<text:span text:style-name="T49">1</text:span>,<text:span text:style-name="T48">3</text:span>} goal = <text:span text:style-name="T54">3</text:span> solution = (<text:span text:style-name="T54">3 + ((6-6) * (2+1))</text:span>)</text:p>
      <text:p text:style-name="P25"><text:span text:style-name="T5"><text:tab/><text:tab/></text:span><text:span text:style-name="T23">3. n</text:span><text:span text:style-name="T22">umbers = {</text:span><text:span text:style-name="T42">7</text:span><text:span text:style-name="T22">,</text:span><text:span text:style-name="T42">5</text:span><text:span text:style-name="T22">,</text:span><text:span text:style-name="T42">5</text:span><text:span text:style-name="T22">,</text:span><text:span text:style-name="T31">1</text:span><text:span text:style-name="T22">,</text:span><text:span text:style-name="T42">3</text:span><text:span text:style-name="T22">} goal = </text:span><text:span text:style-name="T42">7</text:span><text:span text:style-name="T28"> </text:span><text:span text:style-name="T22">solution = (</text:span><text:span text:style-name="T42">7</text:span><text:span text:style-name="T41"> + ((</text:span><text:span text:style-name="T42">5</text:span><text:span text:style-name="T41">-</text:span><text:span text:style-name="T42">5</text:span><text:span text:style-name="T41">) * (</text:span><text:span text:style-name="T42">3</text:span><text:span text:style-name="T41">+</text:span><text:span text:style-name="T42">1</text:span><text:span text:style-name="T41">))</text:span><text:span text:style-name="T22">)</text:span></text:p>
      <text:p text:style-name="P5"><text:tab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5:04:31.888514314</meta:creation-date>
    <meta:generator>LibreOffice/5.1.6.2$Linux_X86_64 LibreOffice_project/10m0$Build-2</meta:generator>
    <dc:date>2017-12-12T08:45:27.041387041</dc:date>
    <meta:editing-duration>PT2H45M36S</meta:editing-duration>
    <meta:editing-cycles>52</meta:editing-cycles>
    <meta:document-statistic meta:table-count="0" meta:image-count="0" meta:object-count="0" meta:page-count="3" meta:paragraph-count="72" meta:word-count="856" meta:character-count="4939" meta:non-whitespace-character-count="3745"/>
  </office:meta>
</office:document-meta>
</file>